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危険種族はどこダ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、ばか！　大声出す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、危険種族は危険な種族だから
むやみに呼び出しちゃダメな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危険なら退治しちゃえばいい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ですね・・・危険種族と言っても、何か
危害を加えてくるわけではない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知っている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えてこむち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危険種族の正体ってなん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直接見たことがあるわけではないので、
あまり詳しくは言えないのです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種族の名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ゼリーちゃん』と言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？　あ、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・・・な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説明を求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くところによれば、その姿はこの世のものとは
思えないほどカワイイ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見たら最後、とりこになって地面を転げ
まわって萌えもだえることになり、非常に危険
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ーー！？　危険ってそういうコトーー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む、むしろ見てみ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拍子抜け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くら愛らしいとは言え、そこまで身を構える
ほどのものでも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へんは、見たことがないので何と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あ・・・実害が無いならいいんじゃない
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ホッとした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安心して進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標は、その種族の集落を抜けた先にある
バルカド遺跡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発しよう。</text:p>
          </table:table-cell>
          <table:table-cell table:style-name="ce0" office:value-type="string">
            <text:p>Map447</text:p>
          </table:table-cell>
          <table:table-cell table:style-name="ce0"/>
          <table:table-cell table:style-name="ce0" office:value-type="string">
            <text:p>Let's move out.</text:p>
          </table:table-cell>
          <table:table-cell table:number-columns-repeated="1020"/>
        </table:table-row>
        <table:table-row>
          <table:table-cell table:style-name="ce0" office:value-type="string">
            <text:p>つまんない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霧が濃くなってき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辺りは気候の影響で、時々深い霧が
発生す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様子だと、さらに濃くなっていき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はぐれないように気をつけて進みま
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秋空と桐生がい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まで一緒だったのに・・・どこ行っちゃった
の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向こうも、わたし達のこと探してる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まりヘタに動き回らないほうがいいかも
しれ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あの2人も同じように考えて、動かずに
じっとしてたら、永遠に合流でき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それが問題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、自分の位置を知らせる手段があれば
いいのだ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たこやきちゃんのナントカバイザーで
2人を探せ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テクションバイザーだヨー。　いい加減
覚える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視界が届く範囲のモノを解析する
バイザーだから、離れたものを探したりは
でき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が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霧が晴れるまでここで待機するしかなさ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1、2時間もすれば、風の影響で
視界が開けてく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とも無事だとい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とも無事でよかった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？　魔物に襲われな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！　特に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急いで泉で洗って、まだナマ乾きだけど、
　バ、バレてなさそ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記憶があいまいでよく思い出せない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迷子になったあと秋空さんと会って、ええと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事もなくて安心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森には、人間が口にすると体調や精神に
影響する山菜がいくつかあ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、へえ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ば、キノコ・・・と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鮮やかなオレンジ色のカサが特徴の
“アルコタケ”が代表格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べると理性や判断力がマヒして、酔っぱらった
かのような状態になっ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な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後遺症とか、そういうの無いよね？　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毒素は時間の経過で完全に分解されますから、
よほど大量に食べていなければ大丈夫だ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た！　勉強になったよこむち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霧が晴れている今のうちに先へ進も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ヨー！　油を売ってる場合じゃ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フ！　知って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油を売る」って慣用句、イギリスでも
「オイルセール」って言うらし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ウソ教えん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